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bster1" svg:font-family="Lobst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4993in"/>
    </style:style>
    <style:style style:name="Table1.C" style:family="table-column">
      <style:table-column-properties style:column-width="3.2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style:font-name="Lobster" fo:font-size="17pt" style:font-name-asian="Lobster1" style:font-size-asian="17pt" style:font-name-complex="Lobster1" style:font-size-complex="17pt"/>
    </style:style>
    <style:style style:name="P2" style:family="paragraph" style:parent-style-name="normal">
      <style:text-properties fo:font-size="14pt" style:font-size-asian="14pt" style:font-size-complex="14pt"/>
    </style:style>
    <style:style style:name="P3" style:family="paragraph" style:parent-style-name="normal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Lobster" fo:font-size="17pt" style:font-name-asian="Lobster1" style:font-size-asian="17pt" style:font-name-complex="Lobster1" style:font-size-complex="17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Lobster" fo:font-size="12pt" style:font-name-asian="Lobster1" style:font-size-asian="12pt" style:font-name-complex="Lobster1" style:font-size-complex="12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7pt" style:font-size-asian="17pt" style:font-size-complex="17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7pt" style:font-size-asian="17pt" style:font-size-complex="17pt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Oswald" fo:font-size="17pt" style:font-name-asian="Oswald1" style:font-size-asian="17pt" style:font-name-complex="Oswald1" style:font-size-complex="17pt"/>
    </style:style>
    <style:style style:name="P9" style:family="paragraph" style:parent-style-name="normal" style:master-page-name="Standard">
      <style:paragraph-properties fo:text-align="center" style:justify-single-word="false" style:page-number="1"/>
      <style:text-properties style:font-name="Lobster" fo:font-size="17pt" style:font-name-asian="Lobster1" style:font-size-asian="17pt" style:font-name-complex="Lobster1" style:font-size-complex="17pt"/>
    </style:style>
    <style:style style:name="P10" style:family="paragraph" style:parent-style-name="normal" style:list-style-name="WWNum2">
      <style:paragraph-properties fo:margin-left="0.5in" fo:margin-right="0in" fo:text-indent="-0.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normal" style:list-style-name="WWNum2">
      <style:paragraph-properties fo:margin-left="0.5in" fo:margin-right="0in" fo:text-indent="-0.25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12" style:family="paragraph" style:parent-style-name="normal" style:list-style-name="WWNum2">
      <style:paragraph-properties fo:margin-left="0.5in" fo:margin-right="0in" fo:text-indent="-0.25in" style:auto-text-indent="false"/>
      <style:text-properties fo:font-style="italic" style:font-style-asian="italic" style:font-style-complex="italic"/>
    </style:style>
    <style:style style:name="P13" style:family="paragraph" style:parent-style-name="normal" style:list-style-name="WWNum2">
      <style:paragraph-properties fo:margin-left="0.5in" fo:margin-right="0in" fo:text-indent="-0.25in" style:auto-text-indent="false"/>
      <style:text-properties fo:font-style="italic" officeooo:rsid="00179f2b" officeooo:paragraph-rsid="00179f2b" style:font-style-asian="italic" style:font-style-complex="italic"/>
    </style:style>
    <style:style style:name="P14" style:family="paragraph" style:parent-style-name="normal" style:list-style-name="WWNum1">
      <style:paragraph-properties fo:margin-left="0.5in" fo:margin-right="0in" fo:text-indent="-0.25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9f2b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EKLY PLA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DAY</text:p>
          </table:table-cell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7">CHECKBOX</text:p>
          </table:table-cell>
        </table:table-row>
        <table:table-row table:style-name="Table1.1">
          <table:table-cell table:style-name="Table1.A1" office:value-type="string">
            <text:p text:style-name="P8">MONDAY</text:p>
          </table:table-cell>
          <table:table-cell table:style-name="Table1.A1" office:value-type="string">
            <text:p text:style-name="P5">NYJ / PYTHON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TUESDAY</text:p>
          </table:table-cell>
          <table:table-cell table:style-name="Table1.A1" office:value-type="string">
            <text:p text:style-name="P5">PD / IOT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WEDNESDAY</text:p>
          </table:table-cell>
          <table:table-cell table:style-name="Table1.A1" office:value-type="string">
            <text:p text:style-name="P5">UX / INDUSTRIAL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THURSDAY</text:p>
          </table:table-cell>
          <table:table-cell table:style-name="Table1.A1" office:value-type="string">
            <text:p text:style-name="P5">WEB DEV / START UP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FRIDAY</text:p>
          </table:table-cell>
          <table:table-cell table:style-name="Table1.A1" office:value-type="string">
            <text:p text:style-name="P5">MOBILE DEV <text:s/>/ NYJ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SATURDAY</text:p>
          </table:table-cell>
          <table:table-cell table:style-name="Table1.A1" office:value-type="string">
            <text:p text:style-name="P5">PYTHON / MOBIL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SUNDAY</text:p>
          </table:table-cell>
          <table:table-cell table:style-name="Table1.A1" office:value-type="string">
            <text:p text:style-name="P5">WEB DEV / IOT</text:p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1">RULES:</text:p>
      <text:list xml:id="list3509105485" text:style-name="WWNum2">
        <text:list-item>
          <text:p text:style-name="P10">Follow the timetable strictly.</text:p>
        </text:list-item>
        <text:list-item>
          <text:p text:style-name="P12"><text:span text:style-name="T1">No </text:span><text:span text:style-name="T2">y</text:span><text:span text:style-name="T1">outube distraction unless its resourceful</text:span></text:p>
        </text:list-item>
        <text:list-item>
          <text:p text:style-name="P10">An hour for each and a 30 min recap for each.</text:p>
        </text:list-item>
        <text:list-item>
          <text:p text:style-name="P11">AVOID WASTING TIME.</text:p>
        </text:list-item>
        <text:list-item>
          <text:p text:style-name="P11">AVOID UNNECESSARY MOUTHING.</text:p>
        </text:list-item>
        <text:list-item>
          <text:p text:style-name="P11">PRAY FOR A BETTER UNDERSTANDING EACH MORNING.</text:p>
        </text:list-item>
        <text:list-item>
          <text:p text:style-name="P10">Practice by doing some tests from the online study programs.</text:p>
        </text:list-item>
        <text:list-item>
          <text:p text:style-name="P13"><text:span text:style-name="T3">ALWAYS </text:span><text:span text:style-name="T1">do and submit my assignments on </text:span><text:span text:style-name="T3">TIME.</text:span></text:p>
        </text:list-item>
      </text:list>
      <text:p text:style-name="P3"/>
      <text:p text:style-name="P2"/>
      <text:list xml:id="list1441555313" text:style-name="WWNum1">
        <text:list-item>
          <text:p text:style-name="P14">To achieve all this i will need: determination, motivation, an open mind, curiosity and research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bster1" svg:font-family="Lobst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5T15:41:11.002746940</dc:date>
    <meta:editing-duration>PT35M55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28" meta:word-count="114" meta:character-count="601" meta:non-whitespace-character-count="523"/>
  </office:meta>
</office:document-meta>
</file>